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F000002766101F238.png" manifest:media-type="image/png"/>
  <manifest:file-entry manifest:full-path="Pictures/100000000000044200000173D280AD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657" officeooo:paragraph-rsid="0015f6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7cm" svg:height="7.975cm" draw:z-index="0"><draw:image xlink:href="Pictures/100000000000053F000002766101F238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5.786cm" draw:z-index="1"><draw:image xlink:href="Pictures/100000000000044200000173D280AD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2:44:40.173738900</meta:creation-date>
    <dc:date>2025-06-26T12:51:36.560571800</dc:date>
    <meta:editing-duration>PT1M7S</meta:editing-duration>
    <meta:editing-cycles>2</meta:editing-cycles>
    <meta:generator>LibreOffice/25.2.3.2$Windows_X86_64 LibreOffice_project/bbb074479178df812d175f709636b368952c2ce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